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Regular1" svg:font-family="'SF Regular', 'Segoe System UI Regular', 'Segoe UI Regular', sans-serif"/>
    <style:font-face style:name="SF Regular" svg:font-family="'SF Regular', 'Segoe UI Regular', sans-serif"/>
    <style:font-face style:name="Time" svg:font-family="Time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b2c33" style:font-name="DejaVu Sans Light" fo:font-size="12pt" fo:letter-spacing="normal" fo:font-style="normal" fo:font-weight="bold" officeooo:rsid="0007149e" officeooo:paragraph-rsid="0007149e" fo:background-color="#f1f1f4" style:font-size-asian="12pt" style:font-weight-asian="bold" style:font-size-complex="12pt" style:font-weight-complex="bold" loext:padding="0in" loext:border="none"/>
    </style:style>
    <style:style style:name="P2" style:family="paragraph" style:parent-style-name="Standard">
      <style:text-properties style:font-name="DejaVu Sans Light" fo:font-size="12pt" fo:font-weight="bold" officeooo:rsid="0007149e" officeooo:paragraph-rsid="0007149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Light" fo:font-size="12pt" fo:font-weight="bold" officeooo:rsid="0007149e" officeooo:paragraph-rsid="0007794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Light" fo:font-size="12pt" fo:font-weight="bold" officeooo:rsid="00077943" officeooo:paragraph-rsid="00077943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2b2c33" style:font-name="DejaVu Sans Light" fo:font-size="12pt" fo:letter-spacing="normal" fo:font-style="normal" fo:font-weight="bold" officeooo:rsid="0007149e" officeooo:paragraph-rsid="0007149e" fo:background-color="#f1f1f4" style:font-size-asian="12pt" style:font-weight-asian="bold" style:font-size-complex="12pt" style:font-weight-complex="bold" loext:padding="0in" loext:border="none"/>
    </style:style>
    <style:style style:name="P6" style:family="paragraph" style:parent-style-name="Standard">
      <style:paragraph-properties fo:margin-left="0in" fo:margin-right="0in" style:line-height-at-least="0.2291in" fo:orphans="2" fo:widows="2" fo:text-indent="0in" style:auto-text-indent="false"/>
      <style:text-properties fo:font-variant="normal" fo:text-transform="none" fo:color="#2b2c33" style:font-name="DejaVu Sans Light" fo:font-size="12pt" fo:letter-spacing="normal" fo:font-style="normal" fo:font-weight="bold" fo:background-color="#f1f1f4" style:font-size-asian="12pt" style:font-weight-asian="bold" style:font-size-complex="12pt" style:font-weight-complex="bold" loext:padding="0in" loext:border="none"/>
    </style:style>
    <style:style style:name="T1" style:family="text">
      <style:text-properties officeooo:rsid="00077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еню</text:p>
      <text:p text:style-name="P2"/>
      <text:p text:style-name="P2">1. Цели и задачи </text:p>
      <text:p text:style-name="P2">1.1. Цель 1</text:p>
      <text:p text:style-name="P2">2. Инвесторы</text:p>
      <text:p text:style-name="P2">2.1. Инвестор 1</text:p>
      <text:p text:style-name="P2">3. Руководящая компания</text:p>
      <text:p text:style-name="P2">4. Бизнес проекты</text:p>
      <text:p text:style-name="P2">4.1. Бизнес проект 1</text:p>
      <text:p text:style-name="P2">5. Рзультаты</text:p>
      <text:p text:style-name="P3">6. <text:span text:style-name="T1">О нас</text:span></text:p>
      <text:p text:style-name="P3"><text:span text:style-name="T1">6.1. </text:span>Предистория</text:p>
      <text:p text:style-name="P4">6.2. Контакты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Regular1" svg:font-family="'SF Regular', 'Segoe System UI Regular', 'Segoe UI Regular', sans-serif"/>
    <style:font-face style:name="SF Regular" svg:font-family="'SF Regular', 'Segoe UI Regular', sans-serif"/>
    <style:font-face style:name="Time" svg:font-family="Time"/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2:43:02.495318168</meta:creation-date>
    <dc:date>2018-02-25T22:51:17.014254307</dc:date>
    <meta:editing-duration>PT8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32" meta:character-count="168" meta:non-whitespace-character-count="147"/>
  </office:meta>
</office:document-meta>
</file>